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Novedades en Bootstrap 4.0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Acerca de</text:h>
      <text:h text:style-name="Heading_20_2" text:outline-level="2">Licencia</text:h>
      <text:list text:style-name="L5">
        <text:list-item>
          <text:p text:style-name="P5">Estas <text:span text:style-name="T32">transparencias</text:span> están hechas con:</text:p>
          <text:list text:style-name="L6">
            <text:list-item>
              <text:p text:style-name="P6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5">Estas <text:span text:style-name="T33">transparencias</text:span> están bajo una licencia Creative Commons Reconocimiento-CompartirIgual 3.0:</text:p>
          <text:list text:style-name="L7">
            <text:list-item>
              <text:p text:style-name="P7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8">
        <text:list-item>
          <text:p text:style-name="P8">Transparencias:</text:p>
          <text:list text:style-name="L9">
            <text:list-item>
              <text:p text:style-name="P9"><text:a xlink:type="simple" xlink:href="https://github.com/asanzdiego/curso-interfaces-web-2016/tree/master/05-bootstrap/05-bootstrap-4.0/slides" office:name=""><text:span text:style-name="Definition">https://github.com/asanzdiego/curso-interfaces-web-2016/tree/master/05-bootstrap/05-bootstrap-4.0/slides</text:span></text:a></text:p>
            </text:list-item>
          </text:list>
        </text:list-item>
        <text:list-item>
          <text:p text:style-name="P8">Ejercicios:</text:p>
          <text:list text:style-name="L10">
            <text:list-item>
              <text:p text:style-name="P10"><text:a xlink:type="simple" xlink:href="https://github.com/asanzdiego/curso-interfaces-web-2016/tree/master/05-bootstrap/05-bootstrap-4.0/src" office:name=""><text:span text:style-name="Definition">https://github.com/asanzdiego/curso-interfaces-web-2016/tree/master/05-bootstrap/05-bootstrap-4.0/src</text:span></text:a></text:p>
            </text:list-item>
          </text:list>
        </text:list-item>
      </text:list>
      <text:h text:style-name="Heading_20_2" text:outline-level="2">Bibliografía</text:h>
      <text:list text:style-name="L11">
        <text:list-item>
          <text:p text:style-name="P11">Página oficial de Bootstrap:</text:p>
          <text:list text:style-name="L12">
            <text:list-item>
              <text:p text:style-name="P12"><text:a xlink:type="simple" xlink:href="http://getbootstrap.com" office:name=""><text:span text:style-name="Definition">http://getbootstrap.com</text:span></text:a></text:p>
            </text:list-item>
          </text:list>
        </text:list-item>
        <text:list-item>
          <text:p text:style-name="P11">Página oficial de Bootstrap 4.0 alpha:</text:p>
          <text:list text:style-name="L13">
            <text:list-item>
              <text:p text:style-name="P13"><text:a xlink:type="simple" xlink:href="http://v4-alpha.getbootstrap.com/" office:name=""><text:span text:style-name="Definition">http://v4-alpha.getbootstrap.com/</text:span></text:a></text:p>
            </text:list-item>
          </text:list>
        </text:list-item>
        <text:list-item>
          <text:p text:style-name="P11">10 novedades de Bootstrap 4.0</text:p>
          <text:list text:style-name="L14">
            <text:list-item>
              <text:p text:style-name="P14"><text:a xlink:type="simple" xlink:href="https://platzi.com/blog/novedades-bootstrap/" office:name=""><text:span text:style-name="Definition">https://platzi.com/blog/novedades-bootstrap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vedades en Bootstrap 4.0</dc:title>
  </office:meta>
</office:document-meta>
</file>